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6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6pt" style:font-size-complex="16pt"/>
    </style:style>
    <style:style style:name="T8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4.45cm" svg:height="11.25cm" svg:x="13.8cm" svg:y="2.5cm">
          <text:p text:style-name="P13"><text:span text:style-name="T3">Картинка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74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74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50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52" draw:text-style-name="P3" draw:layer="layout" svg:width="2.75cm" svg:height="1.002cm" draw:transform="rotate (1.5697491292437) translate (27.745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3" draw:layer="layout" svg:width="4.499cm" svg:height="1.002cm" draw:transform="rotate (1.5697491292437) translate (27.748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54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9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" draw:layer="layout" svg:width="3cm" svg:height="1cm" svg:x="22cm" svg:y="19cm">
          <text:p text:style-name="P5"><text:span text:style-name="T4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layer="layout" svg:width="1cm" svg:height="1cm" svg:x="1cm" svg:y="2.25cm">
          <text:p text:style-name="P5"><text:span text:style-name="T5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draw:layer="layout" svg:width="23.733cm" svg:height="1cm" svg:x="2cm" svg:y="2.25cm">
          <text:p text:style-name="P5"><text:span text:style-name="T6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2.75cm" svg:height="1cm" svg:x="25cm" svg:y="19cm">
          <text:p text:style-name="P15"><text:span text:style-name="T7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7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21cm" svg:height="9.892cm" svg:x="1cm" svg:y="6.05cm">
          <text:p text:style-name="P13"><text:span text:style-name="T3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70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11-28T16:57:35.820000000</dc:date>
    <meta:editing-duration>P1DT20H5M41S</meta:editing-duration>
    <meta:editing-cycles>28</meta:editing-cycles>
    <meta:generator>LibreOffice/7.6.5.2$Windows_X86_64 LibreOffice_project/38d5f62f85355c192ef5f1dd47c5c0c0c6d6598b</meta:generator>
    <meta:document-statistic meta:object-count="87"/>
  </office:meta>
</office:document-meta>
</file>